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none" draw:fill="solid" draw:fill-color="#e0e0e0"/>
    </style:style>
    <style:style style:name="gr3" style:family="graphic" style:parent-style-name="standard">
      <style:graphic-properties draw:stroke="solid" svg:stroke-width="0.035cm" svg:stroke-color="#deddde" draw:stroke-linejoin="miter" svg:stroke-linecap="butt" draw:fill="solid" draw:fill-color="#ffffff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44cm" svg:stroke-color="#231f20" draw:stroke-linejoin="miter" svg:stroke-linecap="butt" draw:fill="solid" draw:fill-color="#ffffff" fo:padding-top="0.022cm" fo:padding-bottom="0.022cm" fo:padding-left="0.022cm" fo:padding-right="0.022cm"/>
    </style:style>
    <style:style style:name="gr7" style:family="graphic" style:parent-style-name="standard">
      <style:graphic-properties draw:stroke="solid" svg:stroke-width="0.048cm" svg:stroke-color="#231f20" draw:stroke-linejoin="miter" svg:stroke-linecap="butt" draw:fill="none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48cm" svg:stroke-color="#231f20" draw:stroke-linejoin="miter" svg:stroke-linecap="butt" draw:fill="solid" draw:fill-color="#c1c0c2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231f20" draw:stroke-linejoin="miter" svg:stroke-linecap="butt" draw:fill="solid" draw:fill-color="#ffffff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4cm" svg:stroke-color="#231f20" draw:stroke-linejoin="miter" svg:stroke-linecap="butt" draw:fill="solid" draw:fill-color="#e0e0e0" fo:padding-top="0.022cm" fo:padding-bottom="0.022cm" fo:padding-left="0.022cm" fo:padding-right="0.022cm"/>
    </style:style>
    <style:style style:name="gr12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21cm" svg:stroke-color="#231f20" draw:stroke-linejoin="miter" svg:stroke-linecap="butt" draw:fill="none" fo:padding-top="0.01cm" fo:padding-bottom="0.01cm" fo:padding-left="0.01cm" fo:padding-right="0.01cm"/>
    </style:style>
    <style:style style:name="gr14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9.81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5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2.0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2.05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1.3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1.25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5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dde"/>
    </style:style>
    <style:style style:name="P2" style:family="paragraph">
      <loext:graphic-properties draw:fill="solid" draw:fill-color="#e0e0e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1c0c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9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5.80000019073486pt" style:font-size-asian="5.80000019073486pt" style:font-size-complex="5.80000019073486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1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T1" style:family="text">
      <style:text-properties fo:color="#231f20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2" style:family="text">
      <style:text-properties fo:color="#c8c7c7" loext:opacity="100%" style:font-name="Interstate1" fo:font-size="5.5pt" fo:font-weight="350" style:font-name-asian="Interstate1" style:font-size-asian="5.5pt" style:font-weight-asian="350" style:font-name-complex="Interstate1" style:font-size-complex="5.5pt" style:font-weight-complex="350"/>
    </style:style>
    <style:style style:name="T3" style:family="text">
      <style:text-properties fo:color="#918f8f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4" style:family="text">
      <style:text-properties fo:color="#c4c3c3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style:style style:name="T5" style:family="text">
      <style:text-properties fo:color="#231f20" loext:opacity="100%" style:font-name="ScalaSansOffc1" fo:font-size="12pt" fo:font-weight="bold" style:font-name-asian="ScalaSansOffc1" style:font-size-asian="12pt" style:font-weight-asian="bold" style:font-name-complex="ScalaSansOffc1" style:font-size-complex="12pt" style:font-weight-complex="bold"/>
    </style:style>
    <style:style style:name="T6" style:family="text">
      <style:text-properties fo:color="#231f20" loext:opacity="100%" style:font-name="ScalaSansOffc1" fo:font-size="7pt" fo:font-weight="bold" style:font-name-asian="ScalaSansOffc1" style:font-size-asian="7pt" style:font-weight-asian="bold" style:font-name-complex="ScalaSansOffc1" style:font-size-complex="7pt" style:font-weight-complex="bold"/>
    </style:style>
    <style:style style:name="T7" style:family="text">
      <style:text-properties fo:color="#c4c3c3" loext:opacity="100%" style:font-name="ScalaSansOffc1" fo:font-size="4.40000009536743pt" fo:font-weight="bold" style:font-name-asian="ScalaSansOffc1" style:font-size-asian="4.40000009536743pt" style:font-weight-asian="bold" style:font-name-complex="ScalaSansOffc1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2" draw:text-style-name="P2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3" draw:text-style-name="P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2" draw:text-style-name="P2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3" draw:text-style-name="P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2" draw:text-style-name="P2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3" draw:text-style-name="P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2" draw:text-style-name="P2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4" draw:text-style-name="P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2" draw:text-style-name="P2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4" draw:text-style-name="P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2" draw:text-style-name="P2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4" draw:text-style-name="P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2" draw:text-style-name="P2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4" draw:text-style-name="P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2" draw:text-style-name="P2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4" draw:text-style-name="P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2" draw:text-style-name="P2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4" draw:text-style-name="P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2" draw:text-style-name="P2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4" draw:text-style-name="P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2" draw:text-style-name="P2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4" draw:text-style-name="P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2" draw:text-style-name="P2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4" draw:text-style-name="P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2" draw:text-style-name="P2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4" draw:text-style-name="P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2" draw:text-style-name="P2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4" draw:text-style-name="P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4" draw:text-style-name="P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2" draw:text-style-name="P2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4" draw:text-style-name="P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4" draw:text-style-name="P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4" draw:text-style-name="P3" draw:layer="layout" svg:width="5.751cm" svg:height="0.922cm" svg:x="1.463cm" svg:y="5.055cm" svg:viewBox="0 0 5752 923" draw:points="5582,923 5752,718 5752,207 5582,0 0,0 0,923">
          <text:p/>
        </draw:polygon>
        <draw:polygon draw:style-name="gr4" draw:text-style-name="P3" draw:layer="layout" svg:width="5.751cm" svg:height="0.922cm" svg:x="1.463cm" svg:y="10.972cm" svg:viewBox="0 0 5752 923" draw:points="5582,923 5752,718 5752,206 5582,0 0,0 0,923">
          <text:p/>
        </draw:polygon>
        <draw:polygon draw:style-name="gr4" draw:text-style-name="P3" draw:layer="layout" svg:width="5.751cm" svg:height="0.922cm" svg:x="1.463cm" svg:y="19.036cm" svg:viewBox="0 0 5752 923" draw:points="5582,923 5752,716 5752,205 5582,0 0,0 0,923">
          <text:p/>
        </draw:polygon>
        <draw:polygon draw:style-name="gr4" draw:text-style-name="P3" draw:layer="layout" svg:width="5.751cm" svg:height="0.922cm" svg:x="8.13cm" svg:y="5.055cm" svg:viewBox="0 0 5752 923" draw:points="5582,923 5752,718 5752,207 5582,0 0,0 0,923">
          <text:p/>
        </draw:polygon>
        <draw:polygon draw:style-name="gr4" draw:text-style-name="P3" draw:layer="layout" svg:width="5.751cm" svg:height="0.922cm" svg:x="14.732cm" svg:y="5.055cm" svg:viewBox="0 0 5752 923" draw:points="5581,923 5752,718 5752,207 5581,0 0,0 0,923">
          <text:p/>
        </draw:polygon>
        <draw:polygon draw:style-name="gr4" draw:text-style-name="P3" draw:layer="layout" svg:width="5.751cm" svg:height="0.923cm" svg:x="14.732cm" svg:y="11.043cm" svg:viewBox="0 0 5752 924" draw:points="5581,924 5752,718 5752,206 5581,0 0,0 0,924">
          <text:p/>
        </draw:polygon>
        <draw:polygon draw:style-name="gr4" draw:text-style-name="P3" draw:layer="layout" svg:width="5.751cm" svg:height="0.922cm" svg:x="14.732cm" svg:y="17.034cm" svg:viewBox="0 0 5752 923" draw:points="5581,923 5752,717 5752,206 5581,0 0,0 0,923">
          <text:p/>
        </draw:polygon>
        <draw:polygon draw:style-name="gr4" draw:text-style-name="P3" draw:layer="layout" svg:width="5.751cm" svg:height="0.922cm" svg:x="14.732cm" svg:y="21.998cm" svg:viewBox="0 0 5752 923" draw:points="5581,923 5752,718 5752,206 5581,0 0,0 0,923">
          <text:p/>
        </draw:polygon>
        <draw:polygon draw:style-name="gr4" draw:text-style-name="P3" draw:layer="layout" svg:width="5.751cm" svg:height="0.922cm" svg:x="8.13cm" svg:y="13.013cm" svg:viewBox="0 0 5752 923" draw:points="5582,923 5752,718 5752,206 5582,0 0,0 0,923">
          <text:p/>
        </draw:polygon>
        <draw:polygon draw:style-name="gr4" draw:text-style-name="P3" draw:layer="layout" svg:width="5.751cm" svg:height="0.922cm" svg:x="8.13cm" svg:y="21.006cm" svg:viewBox="0 0 5752 923" draw:points="5582,923 5752,717 5752,205 5582,0 0,0 0,923">
          <text:p/>
        </draw:polygon>
        <draw:polygon draw:style-name="gr4" draw:text-style-name="P3" draw:layer="layout" svg:width="0.455cm" svg:height="1.024cm" svg:x="1.2cm" svg:y="10.921cm" svg:viewBox="0 0 456 1025" draw:points="0,936 0,90 95,0 456,313 456,712 95,1025">
          <text:p/>
        </draw:polygon>
        <draw:polygon draw:style-name="gr4" draw:text-style-name="P3" draw:layer="layout" svg:width="0.455cm" svg:height="1.024cm" svg:x="1.2cm" svg:y="18.985cm" svg:viewBox="0 0 456 1025" draw:points="0,934 0,89 95,0 456,312 456,711 95,1025">
          <text:p/>
        </draw:polygon>
        <draw:polygon draw:style-name="gr4" draw:text-style-name="P3" draw:layer="layout" svg:width="0.456cm" svg:height="1.024cm" svg:x="7.867cm" svg:y="5.004cm" svg:viewBox="0 0 457 1025" draw:points="0,936 0,90 97,0 457,313 457,713 97,1025">
          <text:p/>
        </draw:polygon>
        <draw:polygon draw:style-name="gr4" draw:text-style-name="P3" draw:layer="layout" svg:width="0.455cm" svg:height="1.024cm" svg:x="14.469cm" svg:y="5.004cm" svg:viewBox="0 0 456 1025" draw:points="0,936 0,90 95,0 456,313 456,713 95,1025">
          <text:p/>
        </draw:polygon>
        <draw:polygon draw:style-name="gr4" draw:text-style-name="P3" draw:layer="layout" svg:width="0.455cm" svg:height="1.025cm" svg:x="14.469cm" svg:y="10.992cm" svg:viewBox="0 0 456 1026" draw:points="0,936 0,90 95,0 456,313 456,712 95,1026">
          <text:p/>
        </draw:polygon>
        <draw:polygon draw:style-name="gr4" draw:text-style-name="P3" draw:layer="layout" svg:width="0.455cm" svg:height="1.024cm" svg:x="14.469cm" svg:y="16.983cm" svg:viewBox="0 0 456 1025" draw:points="0,934 0,89 95,0 456,312 456,711 95,1025">
          <text:p/>
        </draw:polygon>
        <draw:polygon draw:style-name="gr4" draw:text-style-name="P3" draw:layer="layout" svg:width="0.455cm" svg:height="1.024cm" svg:x="14.469cm" svg:y="21.947cm" svg:viewBox="0 0 456 1025" draw:points="0,936 0,91 95,0 456,314 456,713 95,1025">
          <text:p/>
        </draw:polygon>
        <draw:polygon draw:style-name="gr4" draw:text-style-name="P3" draw:layer="layout" svg:width="0.456cm" svg:height="1.024cm" svg:x="7.867cm" svg:y="12.962cm" svg:viewBox="0 0 457 1025" draw:points="0,936 0,90 97,0 457,313 457,712 97,1025">
          <text:p/>
        </draw:polygon>
        <draw:polygon draw:style-name="gr4" draw:text-style-name="P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1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1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1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1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1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1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1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1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1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4" draw:text-style-name="P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1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4" draw:text-style-name="P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4" draw:text-style-name="P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4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4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4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4" draw:text-style-name="P3" draw:layer="layout" svg:width="0.05cm" svg:height="0.178cm" svg:x="2.169cm" svg:y="1.628cm" svg:viewBox="0 0 51 179" svg:d="M10 179c0 0-35-70 28-179 0 0-38 104 13 127z">
          <text:p/>
        </draw:path>
        <draw:polygon draw:style-name="gr4" draw:text-style-name="P3" draw:layer="layout" svg:width="0.166cm" svg:height="0.121cm" svg:x="2.882cm" svg:y="1.333cm" svg:viewBox="0 0 167 122" draw:points="0,107 167,0 24,122">
          <text:p/>
        </draw:polygon>
        <draw:path draw:style-name="gr6" draw:text-style-name="P3" draw:layer="layout" svg:width="0.074cm" svg:height="2.585cm" svg:x="9.151cm" svg:y="1.373cm" svg:viewBox="0 0 75 2586" svg:d="M0 0v2586c37-90 75-127 75-127v-2333c0 0-38-37-75-126z">
          <text:p/>
        </draw:path>
        <draw:polygon draw:style-name="gr4" draw:text-style-name="P3" draw:layer="layout" svg:width="1.253cm" svg:height="1.487cm" svg:x="1.103cm" svg:y="2.129cm" svg:viewBox="0 0 1254 1488" draw:points="0,165 0,1488 1254,1324 1254,0">
          <text:p/>
        </draw:polygon>
        <draw:polygon draw:style-name="gr7" draw:text-style-name="P5" draw:layer="layout" svg:width="1.253cm" svg:height="1.487cm" svg:x="1.103cm" svg:y="2.129cm" svg:viewBox="0 0 1254 1488" draw:points="0,165 0,1488 1254,1324 1254,0">
          <text:p/>
        </draw:polygon>
        <draw:path draw:style-name="gr8" draw:text-style-name="P5" draw:layer="layout" svg:width="1.225cm" svg:height="1.292cm" svg:x="1.131cm" svg:y="2.225cm" svg:viewBox="0 0 1226 1293" svg:d="M0 1293l1226-173M0 156l1226-156">
          <text:p/>
        </draw:path>
        <draw:polygon draw:style-name="gr9" draw:text-style-name="P6" draw:layer="layout" svg:width="0.855cm" svg:height="1.449cm" svg:x="1.501cm" svg:y="2.003cm" svg:viewBox="0 0 856 1450" draw:points="856,126 0,0 0,1324 856,1450">
          <text:p/>
        </draw:polygon>
        <draw:path draw:style-name="gr10" draw:text-style-name="P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5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7" draw:text-style-name="P5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5" draw:layer="layout" svg:width="0.685cm" svg:height="1.235cm" svg:x="20.267cm" svg:y="2.075cm" svg:viewBox="0 0 686 1236" svg:d="M0 81c573-2 625-42 677-81M22 1218c692 78 633-127 664-133">
          <text:p/>
        </draw:path>
        <draw:polygon draw:style-name="gr11" draw:text-style-name="P2" draw:layer="layout" svg:width="11.074cm" svg:height="2.139cm" svg:x="9.225cm" svg:y="1.596cm" svg:viewBox="0 0 11075 2140" draw:points="11075,2140 0,2140 0,0 11075,0">
          <text:p/>
        </draw:polygon>
        <draw:path draw:style-name="gr12" draw:text-style-name="P5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2" draw:text-style-name="P5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5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6" draw:text-style-name="P3" draw:layer="layout" svg:width="0.074cm" svg:height="2.585cm" svg:x="20.299cm" svg:y="1.373cm" svg:viewBox="0 0 75 2586" svg:d="M75 0v2586c-37-90-75-127-75-127v-2333c0 0 38-37 75-126z">
          <text:p/>
        </draw:path>
        <draw:polygon draw:style-name="gr10" draw:text-style-name="P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3" draw:text-style-name="P5" draw:layer="layout" svg:width="0.237cm" svg:height="1.148cm" svg:x="9.913cm" svg:y="1.833cm" svg:viewBox="0 0 238 1149" svg:d="M0 197v766M0 855l238 294M238 0l-238 293">
          <text:p/>
        </draw:path>
        <draw:path draw:style-name="gr5" draw:text-style-name="P4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4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3" draw:text-style-name="P5" draw:layer="layout" svg:width="0.237cm" svg:height="1.148cm" svg:x="12.159cm" svg:y="1.833cm" svg:viewBox="0 0 238 1149" svg:d="M238 197v766M238 855l-238 294M0 0l238 293">
          <text:p/>
        </draw:path>
        <draw:polygon draw:style-name="gr10" draw:text-style-name="P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3" draw:text-style-name="P5" draw:layer="layout" svg:width="0.237cm" svg:height="1.148cm" svg:x="13.466cm" svg:y="1.833cm" svg:viewBox="0 0 238 1149" svg:d="M0 197v766M0 855l238 294M238 0l-238 293">
          <text:p/>
        </draw:path>
        <draw:path draw:style-name="gr5" draw:text-style-name="P4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4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3" draw:text-style-name="P5" draw:layer="layout" svg:width="0.237cm" svg:height="1.148cm" svg:x="15.712cm" svg:y="1.833cm" svg:viewBox="0 0 238 1149" svg:d="M238 197v766M238 855l-238 294M0 0l238 293">
          <text:p/>
        </draw:path>
        <draw:polygon draw:style-name="gr10" draw:text-style-name="P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3" draw:text-style-name="P5" draw:layer="layout" svg:width="0.236cm" svg:height="1.148cm" svg:x="17.128cm" svg:y="1.833cm" svg:viewBox="0 0 237 1149" svg:d="M0 197v766M0 855l237 294M237 0l-237 293">
          <text:p/>
        </draw:path>
        <draw:path draw:style-name="gr5" draw:text-style-name="P4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4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3" draw:text-style-name="P5" draw:layer="layout" svg:width="0.237cm" svg:height="1.148cm" svg:x="19.374cm" svg:y="1.833cm" svg:viewBox="0 0 238 1149" svg:d="M238 197v766M238 855l-238 294M0 0l238 293">
          <text:p/>
        </draw:path>
        <draw:line draw:style-name="gr14" draw:text-style-name="P5" draw:layer="layout" svg:x1="7.175cm" svg:y1="6.51cm" svg:x2="1.129cm" svg:y2="6.51cm">
          <text:p/>
        </draw:line>
        <draw:line draw:style-name="gr14" draw:text-style-name="P5" draw:layer="layout" svg:x1="7.175cm" svg:y1="7.004cm" svg:x2="1.129cm" svg:y2="7.004cm">
          <text:p/>
        </draw:line>
        <draw:line draw:style-name="gr14" draw:text-style-name="P5" draw:layer="layout" svg:x1="7.175cm" svg:y1="7.498cm" svg:x2="1.129cm" svg:y2="7.498cm">
          <text:p/>
        </draw:line>
        <draw:line draw:style-name="gr14" draw:text-style-name="P5" draw:layer="layout" svg:x1="7.175cm" svg:y1="7.992cm" svg:x2="1.129cm" svg:y2="7.992cm">
          <text:p/>
        </draw:line>
        <draw:line draw:style-name="gr14" draw:text-style-name="P5" draw:layer="layout" svg:x1="7.175cm" svg:y1="8.486cm" svg:x2="1.129cm" svg:y2="8.486cm">
          <text:p/>
        </draw:line>
        <draw:line draw:style-name="gr14" draw:text-style-name="P5" draw:layer="layout" svg:x1="7.175cm" svg:y1="8.98cm" svg:x2="1.129cm" svg:y2="8.98cm">
          <text:p/>
        </draw:line>
        <draw:line draw:style-name="gr14" draw:text-style-name="P5" draw:layer="layout" svg:x1="7.175cm" svg:y1="9.474cm" svg:x2="1.129cm" svg:y2="9.474cm">
          <text:p/>
        </draw:line>
        <draw:line draw:style-name="gr14" draw:text-style-name="P5" draw:layer="layout" svg:x1="7.175cm" svg:y1="9.967cm" svg:x2="1.129cm" svg:y2="9.967cm">
          <text:p/>
        </draw:line>
        <draw:path draw:style-name="gr4" draw:text-style-name="P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4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4" draw:text-style-name="P5" draw:layer="layout" svg:x1="1.426cm" svg:y1="12.545cm" svg:x2="7.177cm" svg:y2="12.545cm">
          <text:p/>
        </draw:line>
        <draw:path draw:style-name="gr4" draw:text-style-name="P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12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3.039cm" svg:x2="7.177cm" svg:y2="13.039cm">
          <text:p/>
        </draw:line>
        <draw:path draw:style-name="gr4" draw:text-style-name="P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4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12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3.532cm" svg:x2="7.177cm" svg:y2="13.532cm">
          <text:p/>
        </draw:line>
        <draw:path draw:style-name="gr4" draw:text-style-name="P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5" draw:text-style-name="P8" draw:layer="layout" svg:width="0.246cm" svg:height="0.335cm" svg:x="1.365cm" svg:y="13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4.026cm" svg:x2="7.177cm" svg:y2="14.026cm">
          <text:p/>
        </draw:line>
        <draw:path draw:style-name="gr4" draw:text-style-name="P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13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4.52cm" svg:x2="7.177cm" svg:y2="14.52cm">
          <text:p/>
        </draw:line>
        <draw:path draw:style-name="gr4" draw:text-style-name="P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14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5.014cm" svg:x2="7.177cm" svg:y2="15.014cm">
          <text:p/>
        </draw:line>
        <draw:path draw:style-name="gr4" draw:text-style-name="P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15" draw:text-style-name="P8" draw:layer="layout" svg:width="0.246cm" svg:height="0.335cm" svg:x="1.365cm" svg:y="14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5.508cm" svg:x2="7.177cm" svg:y2="15.508cm">
          <text:p/>
        </draw:line>
        <draw:path draw:style-name="gr4" draw:text-style-name="P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15" draw:text-style-name="P8" draw:layer="layout" svg:width="0.246cm" svg:height="0.335cm" svg:x="1.365cm" svg:y="15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002cm" svg:x2="7.177cm" svg:y2="16.002cm">
          <text:p/>
        </draw:line>
        <draw:path draw:style-name="gr4" draw:text-style-name="P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15" draw:text-style-name="P8" draw:layer="layout" svg:width="0.246cm" svg:height="0.335cm" svg:x="1.365cm" svg:y="15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496cm" svg:x2="7.177cm" svg:y2="16.496cm">
          <text:p/>
        </draw:line>
        <draw:path draw:style-name="gr4" draw:text-style-name="P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15" draw:text-style-name="P8" draw:layer="layout" svg:width="0.246cm" svg:height="0.335cm" svg:x="1.365cm" svg:y="16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99cm" svg:x2="7.177cm" svg:y2="16.99cm">
          <text:p/>
        </draw:line>
        <draw:path draw:style-name="gr4" draw:text-style-name="P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4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16.73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7.484cm" svg:x2="7.177cm" svg:y2="17.484cm">
          <text:p/>
        </draw:line>
        <draw:path draw:style-name="gr4" draw:text-style-name="P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17.2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7.977cm" svg:x2="7.177cm" svg:y2="17.977cm">
          <text:p/>
        </draw:line>
        <draw:path draw:style-name="gr4" draw:text-style-name="P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5" draw:text-style-name="P8" draw:layer="layout" svg:width="0.246cm" svg:height="0.335cm" svg:x="1.365cm" svg:y="17.71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8.471cm" svg:x2="7.177cm" svg:y2="18.471cm">
          <text:p/>
        </draw:line>
        <draw:path draw:style-name="gr4" draw:text-style-name="P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4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15" draw:text-style-name="P8" draw:layer="layout" svg:width="0.246cm" svg:height="0.335cm" svg:x="1.365cm" svg:y="18.21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0.538cm" svg:x2="7.177cm" svg:y2="20.538cm">
          <text:p/>
        </draw:line>
        <draw:path draw:style-name="gr4" draw:text-style-name="P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4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20.2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1.031cm" svg:x2="7.177cm" svg:y2="21.031cm">
          <text:p/>
        </draw:line>
        <draw:path draw:style-name="gr4" draw:text-style-name="P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4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0.77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1.525cm" svg:x2="7.177cm" svg:y2="21.525cm">
          <text:p/>
        </draw:line>
        <draw:path draw:style-name="gr4" draw:text-style-name="P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1.26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2.019cm" svg:x2="7.177cm" svg:y2="22.019cm">
          <text:p/>
        </draw:line>
        <draw:path draw:style-name="gr4" draw:text-style-name="P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15" draw:text-style-name="P8" draw:layer="layout" svg:width="0.246cm" svg:height="0.335cm" svg:x="1.365cm" svg:y="21.7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2.513cm" svg:x2="7.177cm" svg:y2="22.513cm">
          <text:p/>
        </draw:line>
        <draw:path draw:style-name="gr4" draw:text-style-name="P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15" draw:text-style-name="P8" draw:layer="layout" svg:width="0.246cm" svg:height="0.335cm" svg:x="1.365cm" svg:y="22.25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007cm" svg:x2="7.177cm" svg:y2="23.007cm">
          <text:p/>
        </draw:line>
        <draw:path draw:style-name="gr4" draw:text-style-name="P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15" draw:text-style-name="P8" draw:layer="layout" svg:width="0.246cm" svg:height="0.335cm" svg:x="1.365cm" svg:y="22.74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501cm" svg:x2="7.177cm" svg:y2="23.501cm">
          <text:p/>
        </draw:line>
        <draw:path draw:style-name="gr4" draw:text-style-name="P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15" draw:text-style-name="P8" draw:layer="layout" svg:width="0.246cm" svg:height="0.335cm" svg:x="1.365cm" svg:y="23.24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995cm" svg:x2="7.177cm" svg:y2="23.995cm">
          <text:p/>
        </draw:line>
        <draw:path draw:style-name="gr4" draw:text-style-name="P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23.73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4.489cm" svg:x2="7.177cm" svg:y2="24.489cm">
          <text:p/>
        </draw:line>
        <draw:path draw:style-name="gr4" draw:text-style-name="P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24.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4.983cm" svg:x2="7.177cm" svg:y2="24.983cm">
          <text:p/>
        </draw:line>
        <draw:path draw:style-name="gr4" draw:text-style-name="P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24.7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5.476cm" svg:x2="7.177cm" svg:y2="25.476cm">
          <text:p/>
        </draw:line>
        <draw:path draw:style-name="gr4" draw:text-style-name="P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5.21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5.97cm" svg:x2="7.177cm" svg:y2="25.97cm">
          <text:p/>
        </draw:line>
        <draw:path draw:style-name="gr4" draw:text-style-name="P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5.71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6.464cm" svg:x2="7.177cm" svg:y2="26.464cm">
          <text:p/>
        </draw:line>
        <draw:path draw:style-name="gr4" draw:text-style-name="P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1.365cm" svg:y="26.20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6.557cm" svg:x2="13.844cm" svg:y2="6.557cm">
          <text:p/>
        </draw:line>
        <draw:path draw:style-name="gr4" draw:text-style-name="P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6.29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7.051cm" svg:x2="13.844cm" svg:y2="7.051cm">
          <text:p/>
        </draw:line>
        <draw:path draw:style-name="gr4" draw:text-style-name="P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6.79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7.545cm" svg:x2="13.844cm" svg:y2="7.545cm">
          <text:p/>
        </draw:line>
        <draw:path draw:style-name="gr4" draw:text-style-name="P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7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8.039cm" svg:x2="13.844cm" svg:y2="8.039cm">
          <text:p/>
        </draw:line>
        <draw:path draw:style-name="gr4" draw:text-style-name="P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15" draw:text-style-name="P8" draw:layer="layout" svg:width="0.246cm" svg:height="0.335cm" svg:x="8.032cm" svg:y="7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8.533cm" svg:x2="13.844cm" svg:y2="8.533cm">
          <text:p/>
        </draw:line>
        <draw:path draw:style-name="gr4" draw:text-style-name="P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15" draw:text-style-name="P8" draw:layer="layout" svg:width="0.246cm" svg:height="0.335cm" svg:x="8.032cm" svg:y="8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9.026cm" svg:x2="13.844cm" svg:y2="9.026cm">
          <text:p/>
        </draw:line>
        <draw:path draw:style-name="gr4" draw:text-style-name="P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15" draw:text-style-name="P8" draw:layer="layout" svg:width="0.246cm" svg:height="0.335cm" svg:x="8.032cm" svg:y="8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9.52cm" svg:x2="13.844cm" svg:y2="9.52cm">
          <text:p/>
        </draw:line>
        <draw:path draw:style-name="gr4" draw:text-style-name="P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9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0.014cm" svg:x2="13.844cm" svg:y2="10.014cm">
          <text:p/>
        </draw:line>
        <draw:path draw:style-name="gr4" draw:text-style-name="P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9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0.508cm" svg:x2="13.844cm" svg:y2="10.508cm">
          <text:p/>
        </draw:line>
        <draw:path draw:style-name="gr4" draw:text-style-name="P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10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002cm" svg:x2="13.844cm" svg:y2="11.002cm">
          <text:p/>
        </draw:line>
        <draw:path draw:style-name="gr4" draw:text-style-name="P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10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496cm" svg:x2="13.844cm" svg:y2="11.496cm">
          <text:p/>
        </draw:line>
        <draw:path draw:style-name="gr4" draw:text-style-name="P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4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1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99cm" svg:x2="13.844cm" svg:y2="11.99cm">
          <text:p/>
        </draw:line>
        <draw:path draw:style-name="gr4" draw:text-style-name="P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4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11.73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2.484cm" svg:x2="13.844cm" svg:y2="12.484cm">
          <text:p/>
        </draw:line>
        <draw:path draw:style-name="gr4" draw:text-style-name="P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8.032cm" svg:y="12.2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6.557cm" svg:x2="20.446cm" svg:y2="6.557cm">
          <text:p/>
        </draw:line>
        <draw:path draw:style-name="gr4" draw:text-style-name="P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14.634cm" svg:y="6.29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7.051cm" svg:x2="20.446cm" svg:y2="7.051cm">
          <text:p/>
        </draw:line>
        <draw:path draw:style-name="gr4" draw:text-style-name="P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4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6.79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7.545cm" svg:x2="20.446cm" svg:y2="7.545cm">
          <text:p/>
        </draw:line>
        <draw:path draw:style-name="gr4" draw:text-style-name="P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4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5" draw:text-style-name="P8" draw:layer="layout" svg:width="0.246cm" svg:height="0.335cm" svg:x="14.634cm" svg:y="7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8.039cm" svg:x2="20.446cm" svg:y2="8.039cm">
          <text:p/>
        </draw:line>
        <draw:path draw:style-name="gr4" draw:text-style-name="P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4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5" draw:text-style-name="P8" draw:layer="layout" svg:width="0.246cm" svg:height="0.335cm" svg:x="14.634cm" svg:y="7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8.533cm" svg:x2="20.446cm" svg:y2="8.533cm">
          <text:p/>
        </draw:line>
        <draw:path draw:style-name="gr4" draw:text-style-name="P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4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8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9.026cm" svg:x2="20.446cm" svg:y2="9.026cm">
          <text:p/>
        </draw:line>
        <draw:path draw:style-name="gr4" draw:text-style-name="P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8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9.52cm" svg:x2="20.446cm" svg:y2="9.52cm">
          <text:p/>
        </draw:line>
        <draw:path draw:style-name="gr4" draw:text-style-name="P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9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0.014cm" svg:x2="20.446cm" svg:y2="10.014cm">
          <text:p/>
        </draw:line>
        <draw:path draw:style-name="gr4" draw:text-style-name="P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5" draw:text-style-name="P8" draw:layer="layout" svg:width="0.246cm" svg:height="0.335cm" svg:x="14.634cm" svg:y="9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0.508cm" svg:x2="20.446cm" svg:y2="10.508cm">
          <text:p/>
        </draw:line>
        <draw:path draw:style-name="gr4" draw:text-style-name="P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4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15" draw:text-style-name="P8" draw:layer="layout" svg:width="0.246cm" svg:height="0.335cm" svg:x="14.634cm" svg:y="10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2.545cm" svg:x2="20.446cm" svg:y2="12.545cm">
          <text:p/>
        </draw:line>
        <draw:path draw:style-name="gr4" draw:text-style-name="P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12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3.039cm" svg:x2="20.446cm" svg:y2="13.039cm">
          <text:p/>
        </draw:line>
        <draw:path draw:style-name="gr4" draw:text-style-name="P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12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3.533cm" svg:x2="20.446cm" svg:y2="13.533cm">
          <text:p/>
        </draw:line>
        <draw:path draw:style-name="gr4" draw:text-style-name="P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13.27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4.027cm" svg:x2="20.446cm" svg:y2="14.027cm">
          <text:p/>
        </draw:line>
        <draw:path draw:style-name="gr4" draw:text-style-name="P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15" draw:text-style-name="P8" draw:layer="layout" svg:width="0.246cm" svg:height="0.335cm" svg:x="14.634cm" svg:y="13.76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4.521cm" svg:x2="20.446cm" svg:y2="14.521cm">
          <text:p/>
        </draw:line>
        <draw:path draw:style-name="gr4" draw:text-style-name="P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14.634cm" svg:y="14.26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5.015cm" svg:x2="20.446cm" svg:y2="15.015cm">
          <text:p/>
        </draw:line>
        <draw:path draw:style-name="gr4" draw:text-style-name="P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14.75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5.509cm" svg:x2="20.446cm" svg:y2="15.509cm">
          <text:p/>
        </draw:line>
        <draw:path draw:style-name="gr4" draw:text-style-name="P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4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15" draw:text-style-name="P8" draw:layer="layout" svg:width="0.246cm" svg:height="0.335cm" svg:x="14.634cm" svg:y="15.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6.003cm" svg:x2="20.446cm" svg:y2="16.003cm">
          <text:p/>
        </draw:line>
        <draw:path draw:style-name="gr4" draw:text-style-name="P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4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15" draw:text-style-name="P8" draw:layer="layout" svg:width="0.246cm" svg:height="0.335cm" svg:x="14.634cm" svg:y="15.74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6.497cm" svg:x2="20.446cm" svg:y2="16.497cm">
          <text:p/>
        </draw:line>
        <draw:path draw:style-name="gr4" draw:text-style-name="P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16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8.536cm" svg:x2="20.446cm" svg:y2="18.536cm">
          <text:p/>
        </draw:line>
        <draw:path draw:style-name="gr4" draw:text-style-name="P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4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5" draw:text-style-name="P8" draw:layer="layout" svg:width="0.246cm" svg:height="0.335cm" svg:x="14.634cm" svg:y="18.27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9.03cm" svg:x2="20.446cm" svg:y2="19.03cm">
          <text:p/>
        </draw:line>
        <draw:path draw:style-name="gr4" draw:text-style-name="P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4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5" draw:text-style-name="P8" draw:layer="layout" svg:width="0.246cm" svg:height="0.335cm" svg:x="14.634cm" svg:y="18.77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9.524cm" svg:x2="20.446cm" svg:y2="19.524cm">
          <text:p/>
        </draw:line>
        <draw:path draw:style-name="gr4" draw:text-style-name="P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4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15" draw:text-style-name="P8" draw:layer="layout" svg:width="0.246cm" svg:height="0.335cm" svg:x="14.634cm" svg:y="19.26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0.017cm" svg:x2="20.446cm" svg:y2="20.017cm">
          <text:p/>
        </draw:line>
        <draw:path draw:style-name="gr4" draw:text-style-name="P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19.75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0.511cm" svg:x2="20.446cm" svg:y2="20.511cm">
          <text:p/>
        </draw:line>
        <draw:path draw:style-name="gr4" draw:text-style-name="P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20.25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1.005cm" svg:x2="20.446cm" svg:y2="21.005cm">
          <text:p/>
        </draw:line>
        <draw:path draw:style-name="gr4" draw:text-style-name="P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5" draw:text-style-name="P8" draw:layer="layout" svg:width="0.246cm" svg:height="0.335cm" svg:x="14.634cm" svg:y="20.74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1.499cm" svg:x2="20.446cm" svg:y2="21.499cm">
          <text:p/>
        </draw:line>
        <draw:path draw:style-name="gr4" draw:text-style-name="P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15" draw:text-style-name="P8" draw:layer="layout" svg:width="0.246cm" svg:height="0.335cm" svg:x="14.634cm" svg:y="21.2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3.5cm" svg:x2="20.446cm" svg:y2="23.5cm">
          <text:p/>
        </draw:line>
        <draw:path draw:style-name="gr4" draw:text-style-name="P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15" draw:text-style-name="P8" draw:layer="layout" svg:width="0.246cm" svg:height="0.335cm" svg:x="14.634cm" svg:y="23.24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3.994cm" svg:x2="20.446cm" svg:y2="23.994cm">
          <text:p/>
        </draw:line>
        <draw:path draw:style-name="gr4" draw:text-style-name="P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15" draw:text-style-name="P8" draw:layer="layout" svg:width="0.246cm" svg:height="0.335cm" svg:x="14.634cm" svg:y="23.73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4.488cm" svg:x2="20.446cm" svg:y2="24.488cm">
          <text:p/>
        </draw:line>
        <draw:path draw:style-name="gr4" draw:text-style-name="P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15" draw:text-style-name="P8" draw:layer="layout" svg:width="0.246cm" svg:height="0.335cm" svg:x="14.634cm" svg:y="24.22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4.982cm" svg:x2="20.446cm" svg:y2="24.982cm">
          <text:p/>
        </draw:line>
        <draw:path draw:style-name="gr4" draw:text-style-name="P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4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15" draw:text-style-name="P8" draw:layer="layout" svg:width="0.246cm" svg:height="0.335cm" svg:x="14.634cm" svg:y="24.7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5.476cm" svg:x2="20.446cm" svg:y2="25.476cm">
          <text:p/>
        </draw:line>
        <draw:path draw:style-name="gr4" draw:text-style-name="P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4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15" draw:text-style-name="P8" draw:layer="layout" svg:width="0.246cm" svg:height="0.335cm" svg:x="14.634cm" svg:y="25.21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5.97cm" svg:x2="20.446cm" svg:y2="25.97cm">
          <text:p/>
        </draw:line>
        <draw:path draw:style-name="gr4" draw:text-style-name="P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4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15" draw:text-style-name="P8" draw:layer="layout" svg:width="0.246cm" svg:height="0.335cm" svg:x="14.634cm" svg:y="25.71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6.463cm" svg:x2="20.446cm" svg:y2="26.463cm">
          <text:p/>
        </draw:line>
        <draw:path draw:style-name="gr4" draw:text-style-name="P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15" draw:text-style-name="P8" draw:layer="layout" svg:width="0.246cm" svg:height="0.335cm" svg:x="14.634cm" svg:y="26.20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4.515cm" svg:x2="13.844cm" svg:y2="14.515cm">
          <text:p/>
        </draw:line>
        <draw:path draw:style-name="gr4" draw:text-style-name="P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15" draw:text-style-name="P8" draw:layer="layout" svg:width="0.246cm" svg:height="0.335cm" svg:x="8.032cm" svg:y="14.25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009cm" svg:x2="13.844cm" svg:y2="15.009cm">
          <text:p/>
        </draw:line>
        <draw:path draw:style-name="gr4" draw:text-style-name="P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15" draw:text-style-name="P8" draw:layer="layout" svg:width="0.246cm" svg:height="0.335cm" svg:x="8.032cm" svg:y="14.7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503cm" svg:x2="13.844cm" svg:y2="15.503cm">
          <text:p/>
        </draw:line>
        <draw:path draw:style-name="gr4" draw:text-style-name="P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4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5.24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997cm" svg:x2="13.844cm" svg:y2="15.997cm">
          <text:p/>
        </draw:line>
        <draw:path draw:style-name="gr4" draw:text-style-name="P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15" draw:text-style-name="P8" draw:layer="layout" svg:width="0.246cm" svg:height="0.335cm" svg:x="8.032cm" svg:y="15.73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6.491cm" svg:x2="13.844cm" svg:y2="16.491cm">
          <text:p/>
        </draw:line>
        <draw:path draw:style-name="gr4" draw:text-style-name="P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15" draw:text-style-name="P8" draw:layer="layout" svg:width="0.246cm" svg:height="0.335cm" svg:x="8.032cm" svg:y="16.23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6.985cm" svg:x2="13.844cm" svg:y2="16.985cm">
          <text:p/>
        </draw:line>
        <draw:path draw:style-name="gr4" draw:text-style-name="P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4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15" draw:text-style-name="P8" draw:layer="layout" svg:width="0.246cm" svg:height="0.335cm" svg:x="8.032cm" svg:y="16.7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7.478cm" svg:x2="13.844cm" svg:y2="17.478cm">
          <text:p/>
        </draw:line>
        <draw:path draw:style-name="gr4" draw:text-style-name="P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17.21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7.972cm" svg:x2="13.844cm" svg:y2="17.972cm">
          <text:p/>
        </draw:line>
        <draw:path draw:style-name="gr4" draw:text-style-name="P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17.71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8.466cm" svg:x2="13.844cm" svg:y2="18.466cm">
          <text:p/>
        </draw:line>
        <draw:path draw:style-name="gr4" draw:text-style-name="P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15" draw:text-style-name="P8" draw:layer="layout" svg:width="0.246cm" svg:height="0.335cm" svg:x="8.032cm" svg:y="18.20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8.96cm" svg:x2="13.844cm" svg:y2="18.96cm">
          <text:p/>
        </draw:line>
        <draw:path draw:style-name="gr4" draw:text-style-name="P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15" draw:text-style-name="P8" draw:layer="layout" svg:width="0.246cm" svg:height="0.335cm" svg:x="8.032cm" svg:y="18.70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9.454cm" svg:x2="13.844cm" svg:y2="19.454cm">
          <text:p/>
        </draw:line>
        <draw:path draw:style-name="gr4" draw:text-style-name="P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15" draw:text-style-name="P8" draw:layer="layout" svg:width="0.246cm" svg:height="0.335cm" svg:x="8.032cm" svg:y="19.19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9.948cm" svg:x2="13.844cm" svg:y2="19.948cm">
          <text:p/>
        </draw:line>
        <draw:path draw:style-name="gr4" draw:text-style-name="P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9.68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0.442cm" svg:x2="13.844cm" svg:y2="20.442cm">
          <text:p/>
        </draw:line>
        <draw:path draw:style-name="gr4" draw:text-style-name="P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20.18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2.508cm" svg:x2="13.844cm" svg:y2="22.508cm">
          <text:p/>
        </draw:line>
        <draw:path draw:style-name="gr4" draw:text-style-name="P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4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22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002cm" svg:x2="13.844cm" svg:y2="23.002cm">
          <text:p/>
        </draw:line>
        <draw:path draw:style-name="gr4" draw:text-style-name="P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4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15" draw:text-style-name="P8" draw:layer="layout" svg:width="0.246cm" svg:height="0.335cm" svg:x="8.032cm" svg:y="22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496cm" svg:x2="13.844cm" svg:y2="23.496cm">
          <text:p/>
        </draw:line>
        <draw:path draw:style-name="gr4" draw:text-style-name="P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4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15" draw:text-style-name="P8" draw:layer="layout" svg:width="0.246cm" svg:height="0.335cm" svg:x="8.032cm" svg:y="23.23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989cm" svg:x2="13.844cm" svg:y2="23.989cm">
          <text:p/>
        </draw:line>
        <draw:path draw:style-name="gr4" draw:text-style-name="P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15" draw:text-style-name="P8" draw:layer="layout" svg:width="0.246cm" svg:height="0.335cm" svg:x="8.032cm" svg:y="23.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4.483cm" svg:x2="13.844cm" svg:y2="24.483cm">
          <text:p/>
        </draw:line>
        <draw:path draw:style-name="gr4" draw:text-style-name="P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15" draw:text-style-name="P8" draw:layer="layout" svg:width="0.246cm" svg:height="0.335cm" svg:x="8.032cm" svg:y="24.22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4.977cm" svg:x2="13.844cm" svg:y2="24.977cm">
          <text:p/>
        </draw:line>
        <draw:path draw:style-name="gr4" draw:text-style-name="P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24.71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5.471cm" svg:x2="13.844cm" svg:y2="25.471cm">
          <text:p/>
        </draw:line>
        <draw:path draw:style-name="gr4" draw:text-style-name="P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25.21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5.965cm" svg:x2="13.844cm" svg:y2="25.965cm">
          <text:p/>
        </draw:line>
        <draw:path draw:style-name="gr4" draw:text-style-name="P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25.70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6.464cm" svg:x2="13.844cm" svg:y2="26.464cm">
          <text:p/>
        </draw:line>
        <draw:path draw:style-name="gr5" draw:text-style-name="P4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4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4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4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4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4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4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4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4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4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4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4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4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4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4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4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4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4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4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4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15" draw:text-style-name="P8" draw:layer="layout" svg:width="0.246cm" svg:height="0.335cm" svg:x="8.032cm" svg:y="26.2cm">
          <draw:text-box>
            <text:p text:style-name="P7"><text:span text:style-name="T1"><text:s/></text:span></text:p>
          </draw:text-box>
        </draw:frame>
        <draw:frame draw:style-name="gr16" draw:text-style-name="P9" draw:layer="layout" svg:width="9.815cm" svg:height="0.263cm" svg:x="6.157cm" svg:y="27.298cm">
          <draw:text-box>
            <text:p text:style-name="P7"><text:span text:style-name="T2">TM &amp; © 2014 Wizards of the Coast LLC. Permission is granted to photocopy this document for personal use.</text:span></text:p>
          </draw:text-box>
        </draw:frame>
        <draw:frame draw:style-name="gr17" draw:text-style-name="P8" draw:layer="layout" svg:width="1.784cm" svg:height="0.335cm" svg:x="2.474cm" svg:y="3.233cm">
          <draw:text-box>
            <text:p text:style-name="P7"><text:span text:style-name="T1">ΕΙΔΟΣ ΜΑΓΕΙΑΣ</text:span></text:p>
          </draw:text-box>
        </draw:frame>
        <draw:frame draw:style-name="gr18" draw:text-style-name="P10" draw:layer="layout" svg:width="1.551cm" svg:height="0.276cm" draw:transform="rotate (1.5707963267949) translate (0.517cm 16.162cm)">
          <draw:text-box>
            <text:p text:style-name="P7"><text:span text:style-name="T3">ΓΝΩΣΤΑ ΞΟΡΚΙΑ</text:span></text:p>
          </draw:text-box>
        </draw:frame>
        <draw:frame draw:style-name="gr19" draw:text-style-name="P11" draw:layer="layout" svg:width="2.009cm" svg:height="0.315cm" svg:x="3.297cm" svg:y="12.219cm">
          <draw:text-box>
            <text:p text:style-name="P7"><text:span text:style-name="T4">ΟΝΟΜΑ ΞΟΡΚΙΟΥ</text:span></text:p>
          </draw:text-box>
        </draw:frame>
        <draw:frame draw:style-name="gr20" draw:text-style-name="P13" draw:layer="layout" svg:width="0.87cm" svg:height="0.551cm" svg:x="0.906cm" svg:y="10.25cm">
          <draw:text-box>
            <text:p text:style-name="P12"><text:span text:style-name="T3">ΕΠΙΠΕΔΟ</text:span></text:p>
            <text:p text:style-name="P12"><text:span text:style-name="T3">ΞΟΡΚΙΟΥ</text:span></text:p>
          </draw:text-box>
        </draw:frame>
        <draw:frame draw:style-name="gr21" draw:text-style-name="P10" draw:layer="layout" svg:width="2.86cm" svg:height="0.276cm" svg:x="3.905cm" svg:y="10.678cm">
          <draw:text-box>
            <text:p text:style-name="P7"><text:span text:style-name="T3">ΧΡΗΣΙΜΟΠΟΙΗΜΕΝΕΣ ΘΕΣΕΙΣ</text:span></text:p>
          </draw:text-box>
        </draw:frame>
        <draw:frame draw:style-name="gr22" draw:text-style-name="P10" draw:layer="layout" svg:width="0.684cm" svg:height="0.276cm" svg:x="2.093cm" svg:y="10.678cm">
          <draw:text-box>
            <text:p text:style-name="P7"><text:span text:style-name="T3">ΘΕΣΕΙΣ</text:span></text:p>
          </draw:text-box>
        </draw:frame>
        <draw:frame draw:style-name="gr23" draw:text-style-name="P14" draw:layer="layout" svg:width="0.422cm" svg:height="0.577cm" svg:x="1.322cm" svg:y="11.119cm">
          <draw:text-box>
            <text:p text:style-name="P7"><text:span text:style-name="T5">1</text:span></text:p>
          </draw:text-box>
        </draw:frame>
        <draw:frame draw:style-name="gr23" draw:text-style-name="P14" draw:layer="layout" svg:width="0.422cm" svg:height="0.577cm" svg:x="1.322cm" svg:y="5.202cm">
          <draw:text-box>
            <text:p text:style-name="P7"><text:span text:style-name="T5">0</text:span></text:p>
          </draw:text-box>
        </draw:frame>
        <draw:frame draw:style-name="gr23" draw:text-style-name="P14" draw:layer="layout" svg:width="0.422cm" svg:height="0.577cm" svg:x="1.322cm" svg:y="19.182cm">
          <draw:text-box>
            <text:p text:style-name="P7"><text:span text:style-name="T5">2</text:span></text:p>
          </draw:text-box>
        </draw:frame>
        <draw:frame draw:style-name="gr23" draw:text-style-name="P14" draw:layer="layout" svg:width="0.422cm" svg:height="0.577cm" svg:x="7.989cm" svg:y="5.202cm">
          <draw:text-box>
            <text:p text:style-name="P7"><text:span text:style-name="T5">3</text:span></text:p>
          </draw:text-box>
        </draw:frame>
        <draw:frame draw:style-name="gr23" draw:text-style-name="P14" draw:layer="layout" svg:width="0.422cm" svg:height="0.577cm" svg:x="14.591cm" svg:y="5.202cm">
          <draw:text-box>
            <text:p text:style-name="P7"><text:span text:style-name="T5">6</text:span></text:p>
          </draw:text-box>
        </draw:frame>
        <draw:frame draw:style-name="gr23" draw:text-style-name="P14" draw:layer="layout" svg:width="0.422cm" svg:height="0.577cm" svg:x="14.591cm" svg:y="11.19cm">
          <draw:text-box>
            <text:p text:style-name="P7"><text:span text:style-name="T5">7</text:span></text:p>
          </draw:text-box>
        </draw:frame>
        <draw:frame draw:style-name="gr23" draw:text-style-name="P14" draw:layer="layout" svg:width="0.422cm" svg:height="0.577cm" svg:x="14.591cm" svg:y="17.18cm">
          <draw:text-box>
            <text:p text:style-name="P7"><text:span text:style-name="T5">8</text:span></text:p>
          </draw:text-box>
        </draw:frame>
        <draw:frame draw:style-name="gr23" draw:text-style-name="P14" draw:layer="layout" svg:width="0.422cm" svg:height="0.577cm" svg:x="14.591cm" svg:y="22.145cm">
          <draw:text-box>
            <text:p text:style-name="P7"><text:span text:style-name="T5">9</text:span></text:p>
          </draw:text-box>
        </draw:frame>
        <draw:frame draw:style-name="gr23" draw:text-style-name="P14" draw:layer="layout" svg:width="0.422cm" svg:height="0.577cm" svg:x="7.989cm" svg:y="13.159cm">
          <draw:text-box>
            <text:p text:style-name="P7"><text:span text:style-name="T5">4</text:span></text:p>
          </draw:text-box>
        </draw:frame>
        <draw:frame draw:style-name="gr23" draw:text-style-name="P14" draw:layer="layout" svg:width="0.422cm" svg:height="0.577cm" svg:x="7.989cm" svg:y="21.152cm">
          <draw:text-box>
            <text:p text:style-name="P7"><text:span text:style-name="T5">5</text:span></text:p>
          </draw:text-box>
        </draw:frame>
        <draw:frame draw:style-name="gr24" draw:text-style-name="P8" draw:layer="layout" svg:width="2.055cm" svg:height="0.669cm" svg:x="10.133cm" svg:y="3.013cm">
          <draw:text-box>
            <text:p text:style-name="P7"><text:span text:style-name="T1">ΒΑΣΙΚΗ ΙΔΙΟΤΗΤΑ</text:span></text:p>
            <text:p text:style-name="P12"><text:span text:style-name="T1">ΜΑΓΕΙΑΣ</text:span></text:p>
          </draw:text-box>
        </draw:frame>
        <draw:frame draw:style-name="gr25" draw:text-style-name="P15" draw:layer="layout" svg:width="1.314cm" svg:height="0.669cm" svg:x="14.04cm" svg:y="3.013cm">
          <draw:text-box>
            <text:p text:style-name="P12"><text:span text:style-name="T1">ΔΥΣΚΟΛΙΑ</text:span></text:p>
            <text:p text:style-name="P12"><text:span text:style-name="T1">ΑΠΟΦΥΓΗΣ</text:span></text:p>
          </draw:text-box>
        </draw:frame>
        <draw:frame draw:style-name="gr26" draw:text-style-name="P15" draw:layer="layout" svg:width="1.251cm" svg:height="0.669cm" svg:x="17.706cm" svg:y="3.013cm">
          <draw:text-box>
            <text:p text:style-name="P12"><text:span text:style-name="T1">ΜΠΟΝΟΥΣ</text:span></text:p>
            <text:p text:style-name="P12"><text:span text:style-name="T1">ΕΠΙΘΕΣΗΣ</text:span></text:p>
          </draw:text-box>
        </draw:frame>
        <draw:path draw:style-name="gr5" draw:text-style-name="P4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4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4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27" draw:text-style-name="P8" draw:layer="layout" svg:width="1.894cm" svg:height="0.335cm" svg:x="3.451cm" svg:y="5.343cm">
          <draw:text-box>
            <text:p text:style-name="P7"><text:span text:style-name="T6">ΒΑΣΙΚΑ ΞΟΡΚΙΑ</text:span></text:p>
          </draw:text-box>
        </draw:frame>
        <draw:frame draw:style-name="gr28" draw:text-style-name="P16" draw:layer="layout" svg:width="1.539cm" svg:height="0.217cm" svg:x="0.911cm" svg:y="12.1cm">
          <draw:text-box>
            <text:p text:style-name="P7"><text:span text:style-name="T7">ΠΡΟΕΤΟΙΜΑΣΜΕΝΟ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22:35:07.934846317</dc:date>
    <meta:editing-duration>PT4H6M7S</meta:editing-duration>
    <meta:editing-cycles>4</meta:editing-cycles>
    <meta:generator>LibreOffice/7.4.7.2$Linux_X86_64 LibreOffice_project/40$Build-2</meta:generator>
    <meta:document-statistic meta:object-count="528"/>
  </office:meta>
</office:document-meta>
</file>